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Gestión de contenedores Docker</text:p>
      <text:p text:style-name="Standard"/>
      <text:p text:style-name="Standard">## Ciclo de vida de los contenedores</text:p>
      <text:p text:style-name="Standard"/>
      <text:p text:style-name="Standard">Para ver un ejemplo de los comandos que gestionan el ciclo de vida de un contenedor vamos a ejecutar un contenedor demonio que va escribiendo la hora cada segundo, para ver la salida visualizamos sus logs:</text:p>
      <text:p text:style-name="Standard"/>
      <text:p text:style-name="Standard">```bash</text:p>
      <text:p text:style-name="Standard">$ docker run -d --name hora-container ubuntu bash -c 'while true; do echo $(date +"%T"); sleep 1; done'</text:p>
      <text:p text:style-name="Standard">$ docker logs -f hora-container</text:p>
      <text:p text:style-name="Standard">```</text:p>
      <text:p text:style-name="Standard">En otra terminal vamos ejecutando los comandos que nos permiten controlar su ciclo de vida:</text:p>
      <text:p text:style-name="Standard"/>
      <text:p text:style-name="Standard">* `docker start`: Inicia la ejecución de un contenedor que está parado.</text:p>
      <text:p text:style-name="Standard">* `docker stop`: Detiene la ejecución de un contenedor en ejecución.</text:p>
      <text:p text:style-name="Standard">* `docker restart`: Para y vuelve a iniciar la ejecución de un contenedor.</text:p>
      <text:p text:style-name="Standard">* `docker pause`: Pausa la ejecución de un contenedor.</text:p>
      <text:p text:style-name="Standard">* `docker unpause`: Continúa la ejecución de un contenedor que estaba pausado..</text:p>
      <text:p text:style-name="Standard"/>
      <text:p text:style-name="Standard"/>
      <text:p text:style-name="Standard">## Ejecución de comandos en contenedores</text:p>
      <text:p text:style-name="Standard"/>
      <text:p text:style-name="Standard">Si tenemos un contenedor que está iniciado, podemos ejecutar comandos en él con `docker exec`. En esta ocasión vamos a crear un contenedor que hace algo parecido al anterior, pero en este caso guarda la hora en un fichero cada segundo:</text:p>
      <text:p text:style-name="Standard"/>
      <text:p text:style-name="Standard">```bash</text:p>
      <text:p text:style-name="Standard">$ docker run -d --name hora-container2 ubuntu bash -c 'while true; do date +"%T" &gt;&gt; hora.txt; sleep 1; done'</text:p>
      <text:p text:style-name="Standard">$ docker exec hora-container2 ls</text:p>
      <text:p text:style-name="Standard">...</text:p>
      <text:p text:style-name="Standard">hora.txt</text:p>
      <text:p text:style-name="Standard">...</text:p>
      <text:p text:style-name="Standard">$ <text:s/>docker exec hora-container2 cat hora.txt</text:p>
      <text:p text:style-name="Standard">```</text:p>
      <text:p text:style-name="Standard"/>
      <text:p text:style-name="Standard">## Copiar ficheros en contenedores</text:p>
      <text:p text:style-name="Standard"/>
      <text:p text:style-name="Standard">Con el comando `docker cp` podemos copiar ficheros a o desde un contenedor. Por ejemplo, si tengo un fichero en mi equipo lo puedo copiar al contenedor:</text:p>
      <text:p text:style-name="Standard"/>
      <text:p text:style-name="Standard">```bash</text:p>
      <text:p text:style-name="Standard">$ echo "Curso Docker"&gt;docker.txt</text:p>
      <text:p text:style-name="Standard">$ docker cp docker.txt hora-container2:/tmp</text:p>
      <text:p text:style-name="Standard">Successfully copied 2.05kB to hora-container2:/tmp</text:p>
      <text:p text:style-name="Standard">```</text:p>
      <text:p text:style-name="Standard"/>
      <text:p text:style-name="Standard">Podemos comprobar que el fichero existe en el contenedor:</text:p>
      <text:p text:style-name="Standard"/>
      <text:p text:style-name="Standard">```bash</text:p>
      <text:p text:style-name="Standard"><text:soft-page-break/>$ docker exec hora-container2 cat /tmp/docker.txt</text:p>
      <text:p text:style-name="Standard">Curso Docker</text:p>
      <text:p text:style-name="Standard">```</text:p>
      <text:p text:style-name="Standard"/>
      <text:p text:style-name="Standard">Evidentemente, también podemos copiar ficheros desde el contenedor a nuestro equipo:</text:p>
      <text:p text:style-name="Standard"/>
      <text:p text:style-name="Standard">```bash</text:p>
      <text:p text:style-name="Standard">docker cp hora-container2:hora.txt .</text:p>
      <text:p text:style-name="Standard">Successfully copied 5.63kB to /home/usuario/.</text:p>
      <text:p text:style-name="Standard">```</text:p>
      <text:p text:style-name="Standard"/>
      <text:p text:style-name="Standard">## Visualizar procesos que se ejecutan en un contenedor</text:p>
      <text:p text:style-name="Standard"/>
      <text:p text:style-name="Standard">Podemos visualizar los procesos que se están ejecutando en un contenedor con el comando `docker top`:</text:p>
      <text:p text:style-name="Standard"/>
      <text:p text:style-name="Standard">```bash</text:p>
      <text:p text:style-name="Standard">$ docker top hora-container2</text:p>
      <text:p text:style-name="Standard">```</text:p>
      <text:p text:style-name="Standard"/>
      <text:p text:style-name="Standard">## Obtener información de los contenedores</text:p>
      <text:p text:style-name="Standard"/>
      <text:p text:style-name="Standard">Para obtener información de cualquier objeto Docker vamos a usar el subcomando `inspect`. En el caso de los contenedores, ejecutamos:</text:p>
      <text:p text:style-name="Standard"/>
      <text:p text:style-name="Standard">```bash</text:p>
      <text:p text:style-name="Standard">$ docker inspect hora-container2</text:p>
      <text:p text:style-name="Standard">```</text:p>
      <text:p text:style-name="Standard"/>
      <text:p text:style-name="Standard">Nos muestra mucha información en formato JSON (JavaScript Object Notation) y nos da datos sobre aspectos como:</text:p>
      <text:p text:style-name="Standard"/>
      <text:p text:style-name="Standard">* El id del contenedor.</text:p>
      <text:p text:style-name="Standard">* Los puertos abiertos y sus redirecciones.</text:p>
      <text:p text:style-name="Standard">* Los bind mounts y volúmenes usados.</text:p>
      <text:p text:style-name="Standard">* El tamaño del contenedor (si ejecutamos `docker inspect -s`).</text:p>
      <text:p text:style-name="Standard">* La configuración de red del contenedor.</text:p>
      <text:p text:style-name="Standard">* El comando que se esta ejecutando en el contenedor.</text:p>
      <text:p text:style-name="Standard">* El valor de las variables de entorno.</text:p>
      <text:p text:style-name="Standard">* Y muchas más cosas....</text:p>
      <text:p text:style-name="Standard"/>
      <text:p text:style-name="Standard">Como nos devuelve mucha información podemos filtrar los campos que nos interesan, por ejemplo:</text:p>
      <text:p text:style-name="Standard"/>
      <text:p text:style-name="Standard">El identificado del contenedor:</text:p>
      <text:p text:style-name="Standard"/>
      <text:p text:style-name="Standard">```bash</text:p>
      <text:p text:style-name="Standard">$ docker inspect --format='{{.Id}}' hora-container2</text:p>
      <text:p text:style-name="Standard">```</text:p>
      <text:p text:style-name="Standard"/>
      <text:p text:style-name="Standard"/>
      <text:p text:style-name="P1"/>
      <text:p text:style-name="Standard">El nombre de la imagen que hemos usado para crear el contenedor:</text:p>
      <text:p text:style-name="Standard"/>
      <text:p text:style-name="Standard">```bash</text:p>
      <text:p text:style-name="Standard">$ docker inspect --format='{{.Config.Image}}' hora-container2</text:p>
      <text:p text:style-name="Standard">```</text:p>
      <text:p text:style-name="Standard"/>
      <text:p text:style-name="Standard">El valor de las variables de entorno definidas en el contenedor:</text:p>
      <text:p text:style-name="Standard"/>
      <text:p text:style-name="Standard">```bash</text:p>
      <text:p text:style-name="Standard">$ docker container inspect -f '{{range .Config.Env}}{{println .}}{{end}}' hora-container2</text:p>
      <text:p text:style-name="Standard">```</text:p>
      <text:p text:style-name="Standard"/>
      <text:p text:style-name="Standard">El comando que hemos ejecutado en el contenedor:</text:p>
      <text:p text:style-name="Standard"/>
      <text:p text:style-name="Standard">```bash</text:p>
      <text:p text:style-name="Standard">$ docker inspect --format='{{range .Config.Cmd}}{{println .}}{{end}}' hora-container2</text:p>
      <text:p text:style-name="Standard">```</text:p>
      <text:p text:style-name="Standard"/>
      <text:p text:style-name="Standard">La dirección IP que tiene el contenedor:</text:p>
      <text:p text:style-name="Standard"/>
      <text:p text:style-name="Standard">```bash</text:p>
      <text:p text:style-name="Standard">$ docker inspect --format='{{range .NetworkSettings.Networks}}{{.IPAddress}}{{end}}' hora-container2</text:p>
      <text:p text:style-name="Standard">```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50:56.339000000</meta:creation-date>
    <dc:date>2024-06-18T13:51:29.539000000</dc:date>
    <meta:editing-duration>PT32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80" meta:word-count="559" meta:character-count="3581" meta:non-whitespace-character-count="3107"/>
  </office:meta>
</office:document-meta>
</file>